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zxx" fo:country="none" officeooo:rsid="001e7041" officeooo:paragraph-rsid="001e7041" style:language-asian="zxx" style:country-asian="none" style:language-complex="zxx" style:country-complex="none"/>
    </style:style>
    <style:style style:name="P2" style:family="paragraph" style:parent-style-name="Text_20_body">
      <style:text-properties fo:language="zxx" fo:country="none" officeooo:rsid="001ece28" officeooo:paragraph-rsid="001ece28" style:language-asian="zxx" style:country-asian="none" style:language-complex="zxx" style:country-complex="none"/>
    </style:style>
    <style:style style:name="P3" style:family="paragraph" style:parent-style-name="Text_20_body">
      <style:text-properties officeooo:rsid="001ece28" officeooo:paragraph-rsid="001ece28"/>
    </style:style>
    <style:style style:name="P4" style:family="paragraph" style:parent-style-name="Text_20_body">
      <style:text-properties officeooo:rsid="001f0641" officeooo:paragraph-rsid="001f0641"/>
    </style:style>
    <style:style style:name="P5" style:family="paragraph" style:parent-style-name="Text_20_body">
      <style:text-properties officeooo:rsid="001f0641" officeooo:paragraph-rsid="001f9d48"/>
    </style:style>
    <style:style style:name="P6" style:family="paragraph" style:parent-style-name="Text_20_body">
      <style:text-properties style:font-name="Liberation Sans" officeooo:rsid="001f0641" officeooo:paragraph-rsid="001f9d48"/>
    </style:style>
    <style:style style:name="P7" style:family="paragraph" style:parent-style-name="Heading_20_1">
      <style:text-properties fo:language="zxx" fo:country="none" officeooo:rsid="001e7041" officeooo:paragraph-rsid="001e7041" style:language-asian="zxx" style:country-asian="none" style:language-complex="zxx" style:country-complex="none"/>
    </style:style>
    <style:style style:name="P8" style:family="paragraph" style:parent-style-name="Heading_20_2">
      <style:text-properties fo:language="zxx" fo:country="none" officeooo:rsid="001e7041" officeooo:paragraph-rsid="001e7041" style:language-asian="zxx" style:country-asian="none" style:language-complex="zxx" style:country-complex="none"/>
    </style:style>
    <style:style style:name="P9" style:family="paragraph" style:parent-style-name="Heading_20_2">
      <style:text-properties officeooo:rsid="001e7041" officeooo:paragraph-rsid="001e7041"/>
    </style:style>
    <style:style style:name="P10" style:family="paragraph" style:parent-style-name="Heading_20_2">
      <style:text-properties officeooo:rsid="001ece28" officeooo:paragraph-rsid="001ece28"/>
    </style:style>
    <style:style style:name="P11" style:family="paragraph" style:parent-style-name="Heading_20_2">
      <style:text-properties officeooo:rsid="001ece28" officeooo:paragraph-rsid="001f0641"/>
    </style:style>
    <style:style style:name="P12" style:family="paragraph" style:parent-style-name="Text_20_body">
      <style:text-properties style:font-name="Liberation Sans" officeooo:rsid="001f9d48" officeooo:paragraph-rsid="001f9d48"/>
    </style:style>
    <style:style style:name="P13" style:family="paragraph" style:parent-style-name="Text_20_body">
      <style:text-properties style:font-name="Liberation Sans" officeooo:rsid="0024e326" officeooo:paragraph-rsid="0024e326"/>
    </style:style>
    <style:style style:name="P14" style:family="paragraph" style:parent-style-name="Text_20_body">
      <style:text-properties style:font-name="Liberation Sans" officeooo:rsid="0026ac92" officeooo:paragraph-rsid="0026ac92"/>
    </style:style>
    <style:style style:name="T1" style:family="text">
      <style:text-properties officeooo:rsid="001f0641"/>
    </style:style>
    <style:style style:name="T2" style:family="text">
      <style:text-properties fo:font-size="16.1000003814697pt" fo:font-weight="bold" officeooo:rsid="001f9d48" style:font-size-asian="14.0500001907349pt" style:font-weight-asian="bold" style:font-size-complex="16.1000003814697pt" style:font-weight-complex="bold"/>
    </style:style>
    <style:style style:name="T3" style:family="text">
      <style:text-properties officeooo:rsid="00219587"/>
    </style:style>
    <style:style style:name="T4" style:family="text">
      <style:text-properties officeooo:rsid="00224faa"/>
    </style:style>
    <style:style style:name="T5" style:family="text">
      <style:text-properties officeooo:rsid="002359b1"/>
    </style:style>
    <style:style style:name="T6" style:family="text">
      <style:text-properties officeooo:rsid="0026ac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ogrammieren 1</text:h>
      <text:h text:style-name="P8" text:outline-level="2">Aufgabe 1</text:h>
      <text:p text:style-name="P1">Der Kommentar sagt nicht, was genau geändert werden muss, und wieso. Dies führt zu Verwirrung und der Kommentar wird später nutzlos sein, wenn man nach einer Pause zurück zum Programm kommt und nicht weiss, was gemeint war.</text:p>
      <text:h text:style-name="P9" text:outline-level="2">Aufgabe 2</text:h>
      <text:p text:style-name="P1">quiz Grade: Es darf keinen Leerschlag im Bezeichner geben.</text:p>
      <text:p text:style-name="P2">2ndGrade: Ein Bezeichner darf nicht mit einer Zahl beginnen.</text:p>
      <text:p text:style-name="P2">grades1&amp;2: Ein Bezeichner darf nur _ oder $ als Sonderzeichen enthalten, nicht jedoch "&amp;".</text:p>
      <text:h text:style-name="P10" text:outline-level="2">Aufgabe 3</text:h>
      <text:p text:style-name="P3">1) Exam</text:p>
      <text:p text:style-name="P3">2) score</text:p>
      <text:p text:style-name="P3">3) avgScore oder averageScore</text:p>
      <text:p text:style-name="P3">4) MAX_SCORE</text:p>
      <text:h text:style-name="P11" text:outline-level="2">Aufgabe <text:span text:style-name="T1">4</text:span></text:h>
      <text:p text:style-name="P4">Variablen:</text:p>
      <text:p text:style-name="P4">- start</text:p>
      <text:p text:style-name="P4">- destination</text:p>
      <text:p text:style-name="P4">- airline</text:p>
      <text:p text:style-name="P4">Methoden:</text:p>
      <text:p text:style-name="P4">- ticketPrice (z.B. abhängig von Reiseklasse)</text:p>
      <text:p text:style-name="P4">- duration (<text:span text:style-name="T5">z.B. </text:span>abhängig von start, destination <text:span text:style-name="T5">und route</text:span>)</text:p>
      <text:p text:style-name="P5">- <text:span text:style-name="T5">foodPrice (z.B. abhängig von Menge von bestelltem Essen)</text:span></text:p>
      <text:p text:style-name="P6"><text:span text:style-name="T2">Aufgabe 5</text:span><text:tab/></text:p>
      <text:p text:style-name="P12">System.out.println(“”Mein Name ist Winston Wolfe.” <text:span text:style-name="T4">+ “\n” +</text:span> “Ich <text:span text:style-name="T3">löse Probleme!”, stellte er sich vor.”)</text:span></text:p>
      <text:p text:style-name="P13">Aufgabe 6</text:p>
      <text:p text:style-name="P13">Ich bin 10</text:p>
      <text:p text:style-name="P13">Ich bin 55</text:p>
      <text:p text:style-name="P13">10 bin ich</text:p>
      <text:p text:style-name="P13"><text:soft-page-break/>Ich bin 25</text:p>
      <text:p text:style-name="P13">Aufgabe 7</text:p>
      <text:p text:style-name="P13">result = 25</text:p>
      <text:p text:style-name="P13">result + 5 = 25 + 5 = 30 = neues result</text:p>
      <text:p text:style-name="P13">result / 7 = 30 / 7 = 4 = neues result</text:p>
      <text:p text:style-name="P13">result * 3 = 4 * 3 = 12 = result</text:p>
      <text:p text:style-name="P13">Aufgabe 8</text:p>
      <text:p text:style-name="P13">result = 10 = r</text:p>
      <text:p text:style-name="P13">r += 10; → r =20</text:p>
      <text:p text:style-name="P13">r *= r; → r=400</text:p>
      <text:p text:style-name="P13">r /= 4; → r=100</text:p>
      <text:p text:style-name="P13">r -= 10 → r = 90 = result.</text:p>
      <text:p text:style-name="P13">Aufgabe 9 </text:p>
      <text:p text:style-name="P13">result /= (total -min) %num;</text:p>
      <text:p text:style-name="P13">das bedeutet result /= (100-15)%10;</text:p>
      <text:p text:style-name="P13">also result = 15/(85)%10; → result = 15/5 = 3</text:p>
      <text:p text:style-name="P13">Aufgabe 10</text:p>
      <text:p text:style-name="P13">a) <text:span text:style-name="T6">5 </text:span></text:p>
      <text:p text:style-name="P14">b) 5.0s</text:p>
      <text:p text:style-name="P14">c) 2.4</text:p>
      <text:p text:style-name="P14">d) 2</text:p>
      <text:p text:style-name="P14">e) 5.4</text:p>
      <text:p text:style-name="P14">Aufgabe 11</text:p>
      <text:p text:style-name="P14">a) true</text:p>
      <text:p text:style-name="P14">b) true</text:p>
      <text:p text:style-name="P14">c) false</text:p>
      <text:p text:style-name="P14">d) true</text:p>
      <text:p text:style-name="P14">e) true</text:p>
      <text:p text:style-name="P14">f) true</text:p>
      <text:p text:style-name="P14">g) false</text:p>
      <text:p text:style-name="P14">h) true</text:p>
      <text:p text:style-name="P14">I) tr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3T17:50:45.581860260</meta:creation-date>
    <dc:date>2021-10-05T16:34:46.917027439</dc:date>
    <meta:editing-duration>PT28M</meta:editing-duration>
    <meta:editing-cycles>5</meta:editing-cycles>
    <meta:generator>LibreOffice/7.1.5.2$Linux_X86_64 LibreOffice_project/10$Build-2</meta:generator>
    <meta:document-statistic meta:table-count="0" meta:image-count="0" meta:object-count="0" meta:page-count="2" meta:paragraph-count="59" meta:word-count="278" meta:character-count="1367" meta:non-whitespace-character-count="1145"/>
  </office:meta>
</office:document-meta>
</file>